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932" officeooo:paragraph-rsid="001d9932"/>
    </style:style>
    <style:style style:name="P2" style:family="paragraph" style:parent-style-name="Standard">
      <style:text-properties fo:font-size="15pt" style:text-underline-style="none" fo:font-weight="normal" officeooo:rsid="002ac14e" officeooo:paragraph-rsid="002ac14e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text-underline-style="none" fo:font-weight="normal" officeooo:rsid="002ac14e" officeooo:paragraph-rsid="002c76dd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2ac14e" officeooo:paragraph-rsid="001d9932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none" fo:font-weight="normal" officeooo:rsid="002ac14e" officeooo:paragraph-rsid="002e86e2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2c76dd" officeooo:paragraph-rsid="002c76dd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2c76dd" officeooo:paragraph-rsid="002e86e2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none" fo:font-weight="normal" officeooo:rsid="000ab77f" officeooo:paragraph-rsid="002e86e2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0de911" officeooo:paragraph-rsid="002e86e2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none" fo:font-weight="normal" officeooo:rsid="000c08cc" officeooo:paragraph-rsid="002e86e2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4pt" officeooo:rsid="001d9932" officeooo:paragraph-rsid="001d9932" style:font-size-asian="14pt" style:font-size-complex="14pt"/>
    </style:style>
    <style:style style:name="P12" style:family="paragraph" style:parent-style-name="Standard">
      <style:text-properties fo:font-size="14pt" officeooo:rsid="001f30e4" officeooo:paragraph-rsid="001f30e4" style:font-size-asian="14pt" style:font-size-complex="14pt"/>
    </style:style>
    <style:style style:name="P13" style:family="paragraph" style:parent-style-name="Standard">
      <style:text-properties fo:font-size="14pt" officeooo:paragraph-rsid="001f30e4" style:font-size-asian="14pt" style:font-size-complex="14pt"/>
    </style:style>
    <style:style style:name="P14" style:family="paragraph" style:parent-style-name="Standard">
      <style:text-properties fo:font-size="14pt" officeooo:rsid="0020e954" officeooo:paragraph-rsid="0020e954" style:font-size-asian="14pt" style:font-size-complex="14pt"/>
    </style:style>
    <style:style style:name="P15" style:family="paragraph" style:parent-style-name="Standard">
      <style:text-properties fo:font-size="14pt" officeooo:rsid="00243971" officeooo:paragraph-rsid="00243971" style:font-size-asian="14pt" style:font-size-complex="14pt"/>
    </style:style>
    <style:style style:name="P16" style:family="paragraph" style:parent-style-name="Standard">
      <style:text-properties fo:font-size="14pt" officeooo:rsid="0025894d" officeooo:paragraph-rsid="0025894d" style:font-size-asian="14pt" style:font-size-complex="14pt"/>
    </style:style>
    <style:style style:name="P17" style:family="paragraph" style:parent-style-name="Standard">
      <style:text-properties fo:font-size="14pt" officeooo:rsid="00292b0c" officeooo:paragraph-rsid="00292b0c" style:font-size-asian="14pt" style:font-size-complex="14pt"/>
    </style:style>
    <style:style style:name="P18" style:family="paragraph" style:parent-style-name="Standard">
      <style:text-properties fo:font-size="14pt" officeooo:rsid="0029411d" officeooo:paragraph-rsid="0029411d" style:font-size-asian="14pt" style:font-size-complex="14pt"/>
    </style:style>
    <style:style style:name="P19" style:family="paragraph" style:parent-style-name="Standard">
      <style:text-properties fo:font-size="16pt" style:text-underline-style="solid" style:text-underline-width="auto" style:text-underline-color="font-color" fo:font-weight="bold" officeooo:rsid="001d9932" officeooo:paragraph-rsid="001d9932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bold" officeooo:rsid="001d9932" officeooo:paragraph-rsid="00210ef3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officeooo:rsid="001d9932" officeooo:paragraph-rsid="001d9932" style:font-size-asian="16pt" style:font-size-complex="16pt"/>
    </style:style>
    <style:style style:name="P22" style:family="paragraph" style:parent-style-name="Standard">
      <style:text-properties fo:font-size="16pt" fo:font-weight="bold" officeooo:rsid="001d9932" officeooo:paragraph-rsid="001d9932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20pt" style:text-underline-style="solid" style:text-underline-width="auto" style:text-underline-color="font-color" fo:font-weight="bold" officeooo:rsid="002ac14e" officeooo:paragraph-rsid="002ac14e" style:font-size-asian="20pt" style:font-weight-asian="bold" style:font-size-complex="20pt" style:font-weight-complex="bold"/>
    </style:style>
    <style:style style:name="P24" style:family="paragraph" style:parent-style-name="Standard">
      <style:text-properties fo:font-size="20pt" style:text-underline-style="solid" style:text-underline-width="auto" style:text-underline-color="font-color" fo:font-weight="bold" officeooo:rsid="002ac14e" officeooo:paragraph-rsid="002e86e2" style:font-size-asian="20pt" style:font-weight-asian="bold" style:font-size-complex="20pt" style:font-weight-complex="bold"/>
    </style:style>
    <style:style style:name="T1" style:family="text">
      <style:text-properties officeooo:rsid="001f30e4"/>
    </style:style>
    <style:style style:name="T2" style:family="text">
      <style:text-properties officeooo:rsid="001f43cb"/>
    </style:style>
    <style:style style:name="T3" style:family="text">
      <style:text-properties officeooo:rsid="0020e954"/>
    </style:style>
    <style:style style:name="T4" style:family="text">
      <style:text-properties officeooo:rsid="00243971"/>
    </style:style>
    <style:style style:name="T5" style:family="text">
      <style:text-properties officeooo:rsid="0026ff14"/>
    </style:style>
    <style:style style:name="T6" style:family="text">
      <style:text-properties officeooo:rsid="0027fd4f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2b77a4"/>
    </style:style>
    <style:style style:name="T9" style:family="text">
      <style:text-properties officeooo:rsid="002c76dd"/>
    </style:style>
    <style:style style:name="T10" style:family="text">
      <style:text-properties officeooo:rsid="0010f5f6"/>
    </style:style>
    <style:style style:name="T11" style:family="text">
      <style:text-properties officeooo:rsid="00131991"/>
    </style:style>
    <style:style style:name="T12" style:family="text">
      <style:text-properties officeooo:rsid="00112f12"/>
    </style:style>
    <style:style style:name="T13" style:family="text">
      <style:text-properties officeooo:rsid="000f44b9"/>
    </style:style>
    <style:style style:name="T14" style:family="text">
      <style:text-properties officeooo:rsid="00149a47"/>
    </style:style>
    <style:style style:name="T15" style:family="text">
      <style:text-properties officeooo:rsid="0017eac3"/>
    </style:style>
    <style:style style:name="T16" style:family="text">
      <style:text-properties officeooo:rsid="001551d4"/>
    </style:style>
    <style:style style:name="T17" style:family="text">
      <style:text-properties officeooo:rsid="0012f8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séquence</text:span></text:p>
      <text:p text:style-name="P19"/>
      <text:p text:style-name="P21"><text:span text:style-name="T7">Planning apprenant / </text:span>CDP</text:p>
      <text:p text:style-name="P21"/>
      <text:p text:style-name="P22">création planning apprenant<text:span text:style-name="T3">s</text:span></text:p>
      <text:p text:style-name="P1"/>
      <text:p text:style-name="P1"/>
      <text:p text:style-name="P17">saisir login</text:p>
      <text:p text:style-name="P11">regarder planning<text:span text:style-name="T4">s des</text:span> promotions</text:p>
      <text:p text:style-name="P11">regarder les apprenant des promotions</text:p>
      <text:p text:style-name="P12">noter qui doit venir</text:p>
      <text:p text:style-name="P13"><text:span text:style-name="T1">noter jours de venus</text:span></text:p>
      <text:p text:style-name="P15">faire planning apprenants</text:p>
      <text:p text:style-name="P14">regarder coordonnées apprenants</text:p>
      <text:p text:style-name="P16">contacter les apprenant<text:span text:style-name="T5">s</text:span></text:p>
      <text:p text:style-name="P18">envoyer planning aux apprenants</text:p>
      <text:p text:style-name="P11">notifier apprenants de leur planning<text:span text:style-name="T6">s</text:span></text:p>
      <text:p text:style-name="P11"/>
      <text:p text:style-name="P4"/>
      <text:p text:style-name="P24">Diagramme activité</text:p>
      <text:p text:style-name="P5"/>
      <text:p text:style-name="P5">CDP<text:tab/><text:tab/><text:tab/><text:tab/><text:tab/><text:tab/><text:tab/><text:tab/><text:tab/>site<text:tab/><text:tab/><text:tab/><text:tab/><text:tab/></text:p>
      <text:p text:style-name="P5">____________________________________________________________</text:p>
      <text:p text:style-name="P5"><text:tab/>|<text:tab/><text:tab/><text:tab/><text:tab/><text:tab/><text:tab/><text:tab/><text:tab/><text:tab/>|</text:p>
      <text:p text:style-name="P5">connecter<text:tab/><text:tab/><text:tab/><text:tab/><text:tab/><text:tab/><text:tab/><text:tab/>connecter</text:p>
      <text:p text:style-name="P5"><text:tab/><text:tab/><text:tab/><text:tab/><text:tab/><text:tab/><text:span text:style-name="T10">← affiche page de formulaire</text:span></text:p>
      <text:p text:style-name="P5"><text:tab/><text:tab/><text:tab/><text:tab/><text:tab/><text:tab/><text:tab/><text:tab/><text:span text:style-name="T11">|</text:span></text:p>
      <text:p text:style-name="P5">saisir login/<text:span text:style-name="T8">mdp</text:span><text:tab/><text:tab/><text:tab/><text:tab/><text:span text:style-name="T8">← </text:span><text:tab/>demande de mdp</text:p>
      <text:p text:style-name="P5"/>
      <text:p text:style-name="P5"><text:tab/><text:tab/><text:tab/><text:tab/><text:tab/><text:tab/><text:tab/><text:span text:style-name="T8">← </text:span><text:tab/><text:span text:style-name="T8">valide</text:span></text:p>
      <text:p text:style-name="P5"/>
      <text:p text:style-name="P5"><text:tab/><text:tab/><text:tab/><text:tab/><text:tab/><text:tab/><text:span text:style-name="T12">← </text:span><text:span text:style-name="T13">affiche page </text:span></text:p>
      <text:p text:style-name="P5"><text:span text:style-name="T8">va sur les planning</text:span></text:p>
      <text:p text:style-name="P5"><text:tab/><text:tab/><text:tab/><text:tab/><text:tab/><text:tab/>→<text:span text:style-name="T14"> afficher page planning</text:span><text:span text:style-name="T15">s</text:span></text:p>
      <text:p text:style-name="P5"/>
      <text:p text:style-name="P5"/>
      <text:p text:style-name="P5"/>
      <text:p text:style-name="P9">aller sur page des promotions<text:tab/><text:tab/>→<text:span text:style-name="T16"> affiche pages promotion</text:span> </text:p>
      <text:p text:style-name="P9"/>
      <text:p text:style-name="P9"><text:tab/><text:tab/><text:tab/><text:tab/><text:tab/><text:tab/><text:span text:style-name="T16">&lt;-</text:span></text:p>
      <text:p text:style-name="P9"/>
      <text:p text:style-name="P10">regarder les promotions <text:tab/><text:tab/><text:span text:style-name="T9">→</text:span><text:span text:style-name="T10"> recherche la promotion dans bdd</text:span></text:p>
      <text:p text:style-name="P10"><text:soft-page-break/></text:p>
      <text:p text:style-name="P10"><text:span text:style-name="T9">choisir une promotion<text:tab/></text:span><text:tab/><text:tab/><text:span text:style-name="T17">← </text:span><text:span text:style-name="T13"><text:s/>affiche pages des promotions</text:span></text:p>
      <text:p text:style-name="P10"/>
      <text:p text:style-name="P7"><text:tab/><text:tab/><text:tab/><text:tab/><text:tab/></text:p>
      <text:p text:style-name="P8">sélectionner la promotion<text:tab/><text:tab/>→<text:span text:style-name="T17"> </text:span><text:tab/><text:tab/><text:span text:style-name="T13">promotion sélectionnée</text:span></text:p>
      <text:p text:style-name="P8"><text:tab/><text:tab/><text:tab/><text:tab/><text:tab/><text:tab/><text:tab/><text:tab/><text:tab/><text:span text:style-name="T13">|</text:span></text:p>
      <text:p text:style-name="P8"><text:tab/><text:tab/><text:tab/><text:tab/><text:tab/><text:tab/><text:span text:style-name="T13">← </text:span><text:tab/><text:tab/><text:span text:style-name="T13">affiche la promotion</text:span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4:59:17.456922568</meta:creation-date>
    <dc:date>2020-07-23T17:24:36.099509710</dc:date>
    <meta:editing-duration>PT2H8M</meta:editing-duration>
    <meta:editing-cycles>16</meta:editing-cycles>
    <meta:generator>LibreOffice/6.4.4.2$Linux_X86_64 LibreOffice_project/40$Build-2</meta:generator>
    <meta:document-statistic meta:table-count="0" meta:image-count="0" meta:object-count="0" meta:page-count="2" meta:paragraph-count="33" meta:word-count="117" meta:character-count="911" meta:non-whitespace-character-count="720"/>
  </office:meta>
</office:document-meta>
</file>